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58b" officeooo:paragraph-rsid="0007758b"/>
    </style:style>
    <style:style style:name="P2" style:family="paragraph" style:parent-style-name="Standard">
      <style:text-properties officeooo:rsid="0007758b" officeooo:paragraph-rsid="00093c81"/>
    </style:style>
    <style:style style:name="P3" style:family="paragraph" style:parent-style-name="Standard">
      <style:text-properties officeooo:rsid="00093c81" officeooo:paragraph-rsid="00093c81"/>
    </style:style>
    <style:style style:name="P4" style:family="paragraph" style:parent-style-name="Standard" style:list-style-name="L1">
      <style:paragraph-properties>
        <style:tab-stops>
          <style:tab-stop style:position="16.007cm"/>
        </style:tab-stops>
      </style:paragraph-properties>
      <style:text-properties officeooo:rsid="00093c81" officeooo:paragraph-rsid="00093c81"/>
    </style:style>
    <style:style style:name="P5" style:family="paragraph" style:parent-style-name="Standard" style:list-style-name="L1">
      <style:text-properties officeooo:rsid="00093c81" officeooo:paragraph-rsid="00093c81"/>
    </style:style>
    <style:style style:name="P6" style:family="paragraph" style:parent-style-name="Standard" style:list-style-name="L1">
      <style:text-properties officeooo:rsid="000b0315" officeooo:paragraph-rsid="000b0315"/>
    </style:style>
    <style:style style:name="P7" style:family="paragraph" style:parent-style-name="Standard">
      <style:text-properties officeooo:rsid="000b0315" officeooo:paragraph-rsid="000b0315"/>
    </style:style>
    <style:style style:name="P8" style:family="paragraph" style:parent-style-name="Standard">
      <style:text-properties officeooo:rsid="000d265f" officeooo:paragraph-rsid="000d2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lime Text </text:p>
      <text:p text:style-name="P1">- (Linux, Windows, Mac)</text:p>
      <text:p text:style-name="P1">- elastyczny – ma możliwość rozszerzania, przy pomocy wtyczek,</text:p>
      <text:p text:style-name="P3">- wydajny – najszybszy edytor tekstu jaki znam</text:p>
      <text:p text:style-name="P3">- funkcjonalny</text:p>
      <text:p text:style-name="P3">przykłady </text:p>
      <text:p text:style-name="P3">skróty: </text:p>
      <text:p text:style-name="P3">np.</text:p>
      <text:p text:style-name="P3">html:5&gt;div.container&gt;(header&gt;nav)+(aside+main&gt;ul&gt;li)+footer</text:p>
      <text:p text:style-name="P3"/>
      <text:list xml:id="list1633946182772332749" text:style-name="L1">
        <text:list-item>
          <text:p text:style-name="P4">łatwa instalacja <text:s/>rozszerzeń CTRL + SHIFT + P</text:p>
        </text:list-item>
        <text:list-item>
          <text:p text:style-name="P4">szybka zmiana kart CTRL + P </text:p>
        </text:list-item>
        <text:list-item>
          <text:p text:style-name="P4">edytowanie wielu linii jednocześnie.</text:p>
        </text:list-item>
        <text:list-item>
          <text:p text:style-name="P5">Obsługa wielu języków programowania SET SYNTAX <text:s/></text:p>
        </text:list-item>
        <text:list-item>
          <text:p text:style-name="P5">Podział okna np. CSS + HTML + JS w jednym oknie </text:p>
        </text:list-item>
        <text:list-item>
          <text:p text:style-name="P6">Wyszukiwanie i zamienianie </text:p>
        </text:list-item>
      </text:list>
      <text:p text:style-name="P7"/>
      <text:p text:style-name="P8">Narzędzia online:</text:p>
      <text:p text:style-name="P8">codepen.io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</meta:initial-creator>
    <meta:creation-date>2015-01-30T14:37:15.644775932</meta:creation-date>
    <dc:date>2015-01-30T15:38:42.272421195</dc:date>
    <dc:creator>dev </dc:creator>
    <meta:editing-duration>PT15M5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74" meta:character-count="503" meta:non-whitespace-character-count="441"/>
  </office:meta>
</office:document-meta>
</file>